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weight="bold" officeooo:rsid="00016466" officeooo:paragraph-rsid="0001646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style="italic" fo:font-weight="normal" officeooo:rsid="00099a2c" officeooo:paragraph-rsid="00099a2c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eeeeee" loext:opacity="100%" style:font-name="Nunito Sans" fo:font-style="italic" fo:font-weight="normal" officeooo:rsid="00099a2c" officeooo:paragraph-rsid="00099a2c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099a2c" officeooo:paragraph-rsid="00099a2c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0adeff" officeooo:paragraph-rsid="000adeff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0adeff" officeooo:paragraph-rsid="000b745b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0b745b" officeooo:paragraph-rsid="000b745b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0d440d" officeooo:paragraph-rsid="000d440d" style:font-style-asian="normal" style:font-weight-asian="normal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d5d0"/>
    </style:style>
    <style:style style:name="T4" style:family="text">
      <style:text-properties fo:color="#eeeeee" loext:opacity="100%" style:font-name="Nunito Sans" fo:font-style="normal" fo:font-weight="normal" officeooo:rsid="000adeff" style:font-style-asian="normal" style:font-weight-asian="normal" style:font-style-complex="normal" style:font-weight-complex="normal"/>
    </style:style>
    <style:style style:name="T5" style:family="text">
      <style:text-properties officeooo:rsid="000f7a4a"/>
    </style:style>
    <style:style style:name="T6" style:family="text">
      <style:text-properties officeooo:rsid="000da2e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Graphics</text:p>
      <text:p text:style-name="P2">Input Processing</text:p>
      <text:p text:style-name="P3"><text:span text:style-name="T1"/></text:p>
      <text:list text:style-name="L1">
        <text:list-item>
          <text:p text:style-name="P4">Read the OS messages received via SDL events and process key/mouse inputs. Create a class or struct that allows you to query the input during any given frame (similar to Unity).</text:p>
          <text:list>
            <text:list-item>
              <text:p text:style-name="P4">Filter the events via their type to get the ones we need using <text:span text:style-name="T2">event.type</text:span>; relevant are:</text:p>
              <text:list>
                <text:list-header>
                  <text:p text:style-name="P4">SDL_EventType::SDL_EVENT_KEY_UP, SDL_EventType::SDL_EVENT_KEY_DOWN,</text:p>
                  <text:p text:style-name="P4">SDL_EventType::SDL_EVENT_MOUSE_BUTTON_UP,</text:p>
                  <text:p text:style-name="P4">SDL_EventType::SDL_EVENT_MOUSE_BUTTON_DOWN,</text:p>
                  <text:p text:style-name="P4">SDL_EventType::SDL_EVENT_MOUSE_MOTION</text:p>
                </text:list-header>
              </text:list>
            </text:list-item>
            <text:list-item>
              <text:p text:style-name="P4">Read the event data via <text:span text:style-name="T2">event.key </text:span><text:span text:style-name="T3">(keyboard key)</text:span>, <text:span text:style-name="T2">event.button</text:span> <text:span text:style-name="T3">(mouse button) </text:span>and <text:span text:style-name="T2">event.motion </text:span><text:span text:style-name="T3">(mouse movement)</text:span></text:p>
            </text:list-item>
            <text:list-item>
              <text:p text:style-name="P5">Store the input data in a way that it can be retrieved later (and clear it after every frame to prevent reading inputs from last frame!). This may best be achieved via <text:span text:style-name="T2">std::set</text:span> (allows storing a set of items) or <text:span text:style-name="T2">std::vector </text:span>(C++-style array that can grow). Feel free to use other solutions as well if they work better!</text:p>
            </text:list-item>
            <text:list-item>
              <text:p text:style-name="P6">Provide a method for querying inputs, e.g. with an “input” object:<text:span text:style-name="T4"/></text:p>
              <text:list>
                <text:list-header>
                  <text:p text:style-name="P6">input.key_<text:span text:style-name="T3">released</text:span>(SDLK_Y); // <text:span text:style-name="T3">Y was released </text:span><text:span text:style-name="T5">(</text:span><text:span text:style-name="T3">this frame</text:span><text:span text:style-name="T5">)</text:span></text:p>
                  <text:p text:style-name="P6">input.key_pressed(SDLK_A); // <text:span text:style-name="T3">A key was pressed </text:span><text:span text:style-name="T5">(</text:span><text:span text:style-name="T3">this frame</text:span><text:span text:style-name="T5">)</text:span></text:p>
                  <text:p text:style-name="P6">input.key_<text:span text:style-name="T5">held</text:span>(SDLK_B); // <text:span text:style-name="T3">B key is being held down (multiple frames)</text:span></text:p>
                </text:list-header>
              </text:list>
              <text:p text:style-name="P6">Mouse button events should be handled similarly, while mouse motion will simply provide x and y positions or deltas.</text:p>
              <text:p text:style-name="P6"/>
            </text:list-item>
          </text:list>
        </text:list-item>
        <text:list-item>
          <text:p text:style-name="P7">Offset the triangle vertices using keys (wasd or arrow keys) using your input <text:span text:style-name="T6">method</text:span>.</text:p>
          <text:list>
            <text:list-item>
              <text:p text:style-name="P8">To upload a vector to the GPU at runtime, put <text:span text:style-name="T2">layout (location = 16) uniform vec3 triangle_pos; </text:span>into your shader, right below the other location lines. Then you can use the <text:span text:style-name="T2">triangle</text:span>_<text:span text:style-name="T2">pos</text:span> variable to offset the vertex position.</text:p>
            </text:list-item>
            <text:list-item>
              <text:p text:style-name="P8">In our CPU code, use <text:span text:style-name="T2">glUniform3f(0, x, y, z);</text:span> to upload data to the graphics pipeline <text:span text:style-name="T2">AFTER</text:span> binding it! Fill x, y and z with your <text:span text:style-name="T2">float</text:span> data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30T16:32:50.859913221</meta:creation-date>
    <dc:date>2025-10-23T11:33:45.655044884</dc:date>
    <meta:editing-duration>PT48M37S</meta:editing-duration>
    <meta:editing-cycles>13</meta:editing-cycles>
    <meta:generator>LibreOffice/25.8.2.2$Linux_X86_64 LibreOffice_project/f7b0e4385108b95c134599502a7bccf0a41925c8</meta:generator>
    <meta:document-statistic meta:table-count="0" meta:image-count="0" meta:object-count="0" meta:page-count="1" meta:paragraph-count="18" meta:word-count="272" meta:character-count="1751" meta:non-whitespace-character-count="1505"/>
  </office:meta>
</office:document-meta>
</file>